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5e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long-dash" style:text-underline-width="auto" style:text-underline-color="font-color"/>
    </style:style>
    <style:style style:name="T4" style:family="text">
      <style:text-properties style:text-underline-style="dash" style:text-underline-width="auto" style:text-underline-color="font-color"/>
    </style:style>
    <style:style style:name="T5" style:family="text">
      <style:text-properties style:text-underline-style="dash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dotted" style:text-underline-width="auto" style:text-underline-color="font-color"/>
    </style:style>
    <style:style style:name="T7" style:family="text">
      <style:text-properties style:text-underline-style="dotted" style:text-underline-width="bold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orti (<text:span text:style-name="T1">CodicePorto</text:span>, NomePorto)</text:p>
      <text:p text:style-name="Standard"/>
      <text:p text:style-name="Standard">Personale (<text:span text:style-name="T1">CodiceFiscale</text:span>, NomePersonale, CognomePersonale, LuogoDiNascita, DataDiNascita)</text:p>
      <text:p text:style-name="Standard"/>
      <text:p text:style-name="P1">Messaggi (<text:span text:style-name="T1">ID_messaggio</text:span>, Latitudine, Longitudine, Direzione, Velocità, DataMessagio, </text:p>
      <text:p text:style-name="P1">OraMessagio, NoteDelCapitano, <text:span text:style-name="T4">ID_viaggio</text:span>)</text:p>
      <text:p text:style-name="P1"/>
      <text:p text:style-name="Standard">Viaggi (<text:span text:style-name="T1">ID_viaggio</text:span>, DataPartenza, OraPartenza, DataArrivo, OraArrivo, PesoTotale, <text:span text:style-name="T4">CodiceNave</text:span>, <text:span text:style-name="T4">CodicePorto</text:span>)</text:p>
      <text:p text:style-name="Standard"/>
      <text:p text:style-name="Standard">Presente(<text:span text:style-name="T5">CodiceFiscale</text:span><text:span text:style-name="T1">, </text:span><text:span text:style-name="T5">ID_viaggio</text:span>, Ruol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2:09:52.057215981</meta:creation-date>
    <dc:date>2024-02-22T12:14:55.019478491</dc:date>
    <meta:editing-duration>PT5M4S</meta:editing-duration>
    <meta:editing-cycles>1</meta:editing-cycles>
    <meta:document-statistic meta:table-count="0" meta:image-count="0" meta:object-count="0" meta:page-count="1" meta:paragraph-count="6" meta:word-count="31" meta:character-count="392" meta:non-whitespace-character-count="366"/>
    <meta:generator>LibreOffice/7.4.2.3$Linux_X86_64 LibreOffice_project/40$Build-3</meta:generator>
  </office:meta>
</office:document-meta>
</file>